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ext_20_body" style:list-style-name="L13"/>
    <style:style style:name="P3" style:family="paragraph" style:parent-style-name="Text_20_body" style:list-style-name="L13">
      <style:paragraph-properties fo:margin-top="0cm" fo:margin-bottom="0cm"/>
    </style:style>
    <style:style style:name="P4" style:family="paragraph" style:parent-style-name="Table_20_Contents" style:list-style-name="L12"/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 style:list-style-name="L14"/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9">
      <style:paragraph-properties fo:margin-left="2.501cm" fo:margin-right="0cm" fo:text-indent="-0.635cm" style:auto-text-indent="false"/>
    </style:style>
    <style:style style:name="P18" style:family="paragraph" style:parent-style-name="Standard" style:list-style-name="L11">
      <style:paragraph-properties fo:margin-left="2.501cm" fo:margin-right="0cm" fo:text-indent="-0.635cm" style:auto-text-indent="false"/>
    </style:style>
    <style:style style:name="P19" style:family="paragraph" style:parent-style-name="Standard" style:list-style-name="L10">
      <style:paragraph-properties fo:margin-left="3.752cm" fo:margin-right="0cm" fo:text-indent="-0.635cm" style:auto-text-indent="false"/>
    </style:style>
    <style:style style:name="P20" style:family="paragraph" style:parent-style-name="Standard" style:list-style-name="L11">
      <style:paragraph-properties fo:margin-left="1.25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éroulement des EP</text:h>
      <text:list xml:id="list1506115222" text:style-name="L1">
        <text:list-item>
          <text:p text:style-name="P8">Préparation des EP</text:p>
        </text:list-item>
      </text:list>
      <text:list xml:id="list1693576653" text:style-name="L2">
        <text:list-item>
          <text:list>
            <text:list-item>
              <text:p text:style-name="P9">Gestion des fonctions des participants aux EP</text:p>
            </text:list-item>
            <text:list-item>
              <text:p text:style-name="P9">Gestion des équipes</text:p>
            </text:list-item>
          </text:list>
        </text:list-item>
      </text:list>
      <text:list xml:id="list1543839745" text:style-name="L3">
        <text:list-item>
          <text:list>
            <text:list-item>
              <text:list>
                <text:list-item>
                  <text:p text:style-name="P10">Gestion des participants et de leurs fonctions</text:p>
                </text:list-item>
                <text:list-item>
                  <text:p text:style-name="P10">Choix des thèmes associés à l'équipe</text:p>
                </text:list-item>
                <text:list-item>
                  <text:p text:style-name="P10">Choix des zones géographiques associées</text:p>
                </text:list-item>
              </text:list>
            </text:list-item>
          </text:list>
        </text:list-item>
      </text:list>
      <text:list xml:id="list1422091487" text:continue-list="list1506115222" text:style-name="L1">
        <text:list-item>
          <text:p text:style-name="P8">Préparation des dossiers</text:p>
        </text:list-item>
      </text:list>
      <text:list xml:id="list1671922152" text:style-name="L4">
        <text:list-item>
          <text:list>
            <text:list-item>
              <text:p text:style-name="P11">Alimentation par:</text:p>
              <text:list>
                <text:list-item>
                  <text:p text:style-name="P11">Fiches de saisine</text:p>
                </text:list-item>
                <text:list-item>
                  <text:p text:style-name="P11">Informations Pôle Emploi (nouveau script)</text:p>
                </text:list-item>
                <text:list-item>
                  <text:p text:style-name="P11">Signalement de la CAF (?)</text:p>
                </text:list-item>
                <text:list-item>
                  <text:p text:style-name="P11">Données stockées (PDO, orientation, CER)</text:p>
                </text:list-item>
              </text:list>
            </text:list-item>
            <text:list-item>
              <text:p text:style-name="P11">Envois éventuels de relances</text:p>
            </text:list-item>
            <text:list-item>
              <text:p text:style-name="P11">Concertations éventuelles</text:p>
            </text:list-item>
          </text:list>
        </text:list-item>
      </text:list>
      <text:list xml:id="list1558813691" text:continue-list="list1422091487" text:style-name="L1">
        <text:list-item>
          <text:p text:style-name="P8">Préparation des séances</text:p>
        </text:list-item>
      </text:list>
      <text:list xml:id="list1038686269" text:style-name="L5">
        <text:list-item>
          <text:list>
            <text:list-item>
              <text:p text:style-name="P12">Paramétrage de la séance</text:p>
              <text:list>
                <text:list-item>
                  <text:p text:style-name="P12">Choix d'une date et d'une heure</text:p>
                </text:list-item>
                <text:list-item>
                  <text:p text:style-name="P12">Choix d'un lieu</text:p>
                </text:list-item>
                <text:list-item>
                  <text:p text:style-name="P12">Choix des membres de l'équipe qui devraient participer à la séance</text:p>
                </text:list-item>
              </text:list>
            </text:list-item>
            <text:list-item>
              <text:p text:style-name="P12">Choix des dossiers à faire passer dans cette séance (ajout, suppression/abandon)</text:p>
              <text:list>
                <text:list-item>
                  <text:p text:style-name="P12">Par liste triée (date de préparation de dossier, caractère urgent, dossiers reportés)</text:p>
                </text:list-item>
                <text:list-item>
                  <text:p text:style-name="P12">Par n° CAF (= nouvelle saisine rapide ?)</text:p>
                </text:list-item>
                <text:list-item>
                  <text:p text:style-name="P12">Par proportionnalité par-rapport à la zone géographique des allocataires)</text:p>
                </text:list-item>
              </text:list>
            </text:list-item>
            <text:list-item>
              <text:p text:style-name="P12">Envoi des invitations aux participants</text:p>
            </text:list-item>
            <text:list-item>
              <text:p text:style-name="P12">Envoi des notifications aux allocataires</text:p>
            </text:list-item>
            <text:list-item>
              <text:p text:style-name="P12">Gestion des demandes d'audition des allocataires</text:p>
            </text:list-item>
            <text:list-item>
              <text:p text:style-name="P12">Gestion des invitations aux participants</text:p>
            </text:list-item>
            <text:list-item>
              <text:p text:style-name="P12">Création de dossiers anonymisés et transmission aux participants</text:p>
            </text:list-item>
            <text:list-item>
              <text:p text:style-name="P12">Ajout d'informations aux dossiers qui passent en EP</text:p>
            </text:list-item>
          </text:list>
        </text:list-item>
      </text:list>
      <text:list xml:id="list728522788" text:continue-list="list1558813691" text:style-name="L1">
        <text:list-item>
          <text:p text:style-name="P8">Gestion des séances</text:p>
        </text:list-item>
      </text:list>
      <text:list xml:id="list913735689" text:continue-list="list1038686269" text:style-name="L5">
        <text:list-item>
          <text:list>
            <text:list-item>
              <text:p text:style-name="P12">Choix des dossiers à faire passer dans cette séance (ajout, suppression/abandon)</text:p>
            </text:list-item>
          </text:list>
        </text:list-item>
      </text:list>
      <text:list xml:id="list1332069013" text:style-name="L6">
        <text:list-item>
          <text:list>
            <text:list-item>
              <text:p text:style-name="P13">Prise de présences</text:p>
              <text:list>
                <text:list-item>
                  <text:p text:style-name="P13">Membres de l'EP</text:p>
                </text:list-item>
                <text:list-item>
                  <text:p text:style-name="P13">Allocataires auditionnés</text:p>
                </text:list-item>
              </text:list>
            </text:list-item>
            <text:list-item>
              <text:p text:style-name="P13">Report d'une séance</text:p>
            </text:list-item>
            <text:list-item>
              <text:p text:style-name="P13">Passage des dossiers d'une équipe vers une autre équipe</text:p>
            </text:list-item>
            <text:list-item>
              <text:p text:style-name="P13">Audition éventuelle des allocataires et enregistrement de leurs remarques</text:p>
            </text:list-item>
            <text:list-item>
              <text:p text:style-name="P13">Prise d'avis ou de décision sur les dossiers par l'EP</text:p>
            </text:list-item>
            <text:list-item>
              <text:p text:style-name="P13">Validation/clôture de la séance (si un avis ou une décision a été prise pour chacun des dossiers)</text:p>
            </text:list-item>
          </text:list>
        </text:list-item>
      </text:list>
      <text:list xml:id="list598379959" text:continue-list="list728522788" text:style-name="L1">
        <text:list-item>
          <text:p text:style-name="P8">Gestion post-séance</text:p>
        </text:list-item>
      </text:list>
      <text:list xml:id="list989757436" text:style-name="L7">
        <text:list-item>
          <text:list>
            <text:list-item>
              <text:p text:style-name="P14">Prise de décision éventuelle sur les dossiers par le CG</text:p>
            </text:list-item>
          </text:list>
        </text:list-item>
      </text:list>
      <text:list xml:id="list1167733550" text:continue-list="list1332069013" text:style-name="L6">
        <text:list-item>
          <text:list>
            <text:list-item>
              <text:p text:style-name="P13">Validation/clôture de ces prises de décision éventuelles (si une décision a été prise pour chacun des dossiers)</text:p>
            </text:list-item>
          </text:list>
        </text:list-item>
      </text:list>
      <text:list xml:id="list728565994" text:continue-list="list989757436" text:style-name="L7">
        <text:list-item>
          <text:list>
            <text:list-item>
              <text:p text:style-name="P14">Envoi de notifications</text:p>
            </text:list-item>
          </text:list>
        </text:list-item>
      </text:list>
      <text:p text:style-name="Standard"/>
      <text:list xml:id="list1164948767" text:style-name="L8">
        <text:list-item>
          <text:p text:style-name="P15"><text:soft-page-break/>Gestion des recours</text:p>
        </text:list-item>
        <text:list-item>
          <text:p text:style-name="P15">Consultation des statistiques</text:p>
        </text:list-item>
      </text:list>
      <text:p text:style-name="Standard"/>
      <text:h text:style-name="Heading_20_2" text:outline-level="2">Remarques</text:h>
      <text:list xml:id="list777391874" text:style-name="L9">
        <text:list-item>
          <text:p text:style-name="P16">Les différentes étapes par lesquelles passe un dossier d'EP seront enregistrées (historique)</text:p>
        </text:list-item>
        <text:list-item>
          <text:p text:style-name="P16">Les passages en EP ne concernent que des <text:span text:style-name="T1">demandeurs ou conjoints RSA soumis à droits et devoirs</text:span>.</text:p>
        </text:list-item>
        <text:list-item>
          <text:p text:style-name="P16">Un avis / une décision correspond à:</text:p>
          <text:list>
            <text:list-item>
              <text:p text:style-name="P16">accord</text:p>
            </text:list-item>
            <text:list-item>
              <text:p text:style-name="P16">refus</text:p>
            </text:list-item>
            <text:list-item>
              <text:p text:style-name="P16">avis non rendu (manque d'éléments au dossier)</text:p>
            </text:list-item>
            <text:list-item>
              <text:p text:style-name="P16">report</text:p>
            </text:list-item>
          </text:list>
        </text:list-item>
        <text:list-item>
          <text:p text:style-name="P16">Il y a un délai d'un mois entre la planification (la saisie ?)de l'EP et la séance</text:p>
        </text:list-item>
        <text:list-item>
          <text:p text:style-name="P16">Un fois un contrat validé, on ne peut plus le modifier (il sera donc signalé complexe par le référent)</text:p>
        </text:list-item>
        <text:list-item>
          <text:p text:style-name="P16">PDO</text:p>
        </text:list-item>
        <text:list-item>
          <text:p text:style-name="P17">Les PDO peuvent être crées seulement en cas de statut de dossier « Nouvelle demande en attente de décision CG pour ouverture du droit » ou « xx » (etats 0 et Z).</text:p>
        </text:list-item>
        <text:list-item>
          <text:p text:style-name="P17">Pour l'instant on peut créer une PDO pour n'importe quel état.</text:p>
        </text:list-item>
        <text:list-item>
          <text:p text:style-name="P17">Pour savoir qui bénéficie des PDO, on a une recherche et une cohorte (nouveaux …)</text:p>
        </text:list-item>
        <text:list-item>
          <text:p text:style-name="P17">Avec les cohortes PDO, on associe un gestionnaire à la demande de PDO qui va&amp; prendre la décision sur le PDO</text:p>
        </text:list-item>
        <text:list-item>
          <text:p text:style-name="P17">Pour l'instant, on peut créer une PDO sans avoir de gestionnaire; on décide à la création qui sera gestionnaire</text:p>
        </text:list-item>
        <text:list-item>
          <text:p text:style-name="P17">Pour traiter un dossier PDO, dans le fiche actuelle, on a:</text:p>
        </text:list-item>
      </text:list>
      <text:list xml:id="list1442508068" text:style-name="L10">
        <text:list-item>
          <text:p text:style-name="P19">Décision CG</text:p>
        </text:list-item>
        <text:list-item>
          <text:p text:style-name="P19">Validation</text:p>
        </text:list-item>
        <text:list-item>
          <text:p text:style-name="P19">Décision OP (organisme payeur)</text:p>
        </text:list-item>
        <text:list-item>
          <text:p text:style-name="P19">Suivi (ne sert à rien pour le 66 ?)</text:p>
        </text:list-item>
      </text:list>
      <text:list xml:id="list1753935025" text:style-name="L11">
        <text:list-item>
          <text:p text:style-name="P18">Tables: propospdos et traitementspdos</text:p>
        </text:list-item>
        <text:list-item>
          <text:p text:style-name="P18">Normalement, un traitement est associé à un ensemble de fichiers</text:p>
        </text:list-item>
        <text:list-item>
          <text:p text:style-name="P18">Un traitement est uniquement informatif pour l'instant (pas de traitement associé)</text:p>
        </text:list-item>
        <text:list-item>
          <text:p text:style-name="P18">La fiche de calcul reste à faire</text:p>
        </text:list-item>
        <text:list-item>
          <text:p text:style-name="P18">On ne sait pas si on modifie l'état du dossier suite à décision … rapports CAF → ?</text:p>
        </text:list-item>
        <text:list-item>
          <text:p text:style-name="P20">Lors de la gestion d'une séance, si on choisit de retirer un dossier, il faudra en préciser la raison</text:p>
        </text:list-item>
      </text:list>
      <text:h text:style-name="Heading_20_2" text:outline-level="2">Question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 fo:padding="0cm" fo:border-left="none" fo:border-right="none" fo:border-top="none" fo:border-bottom="0.002cm solid #000000" style:shadow="none">
        <style:background-image/>
      </style:paragraph-properties>
      <style:text-properties fo:font-size="15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8-11T15:23:39</meta:creation-date>
    <meta:generator>OpenOffice.org/3.1$Linux OpenOffice.org_project/310m19$Build-9420</meta:generator>
    <dc:date>2010-08-17T14:43:47</dc:date>
    <dc:creator>Christian Buffin</dc:creator>
    <meta:editing-duration>PT13H02M53S</meta:editing-duration>
    <meta:editing-cycles>111</meta:editing-cycles>
    <meta:document-statistic meta:table-count="0" meta:image-count="0" meta:object-count="0" meta:page-count="2" meta:paragraph-count="74" meta:word-count="627" meta:character-count="3500"/>
  </office:meta>
</office:document-meta>
</file>